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ff" style:text-align-source="fix" style:repeat-content="false" fo:border="none" style:vertical-align="middle"/>
      <style:paragraph-properties fo:text-align="center" fo:margin-left="0pt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Darker_20_Background" style:base-cell-address="'ft-quadcopter'.A3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ISEVEN(ROW()))" style:apply-style-name="Darker_20_Background" style:base-cell-address="'ft-quadcopter'.A3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pt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Darker_20_Background" style:base-cell-address="'ft-quadcopter'.A15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ISEVEN(ROW()))" style:apply-style-name="Darker_20_Background" style:base-cell-address="'ft-quadcopter'.A15"/>
    </style:style>
    <style:style style:name="ce9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pt"/>
      <style:text-properties fo:color="#000000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Darker_20_Background" style:base-cell-address="'ft-quadcopter'.A27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ISEVEN(ROW()))" style:apply-style-name="Darker_20_Background" style:base-cell-address="'ft-quadcopter'.A27"/>
    </style:style>
    <style:style style:name="ce12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0000"/>
      <style:text-properties fo:color="#ffffff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A3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A3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A15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A15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A27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A27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G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G3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G15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G15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G27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G27"/>
    </style:style>
  </office:automatic-styles>
  <office:body>
    <office:spreadsheet>
      <table:calculation-settings table:automatic-find-labels="false"/>
      <table:table table:name="ft-quadcopter" table:style-name="ta1">
        <table:table-column table:style-name="co1" table:number-columns-repeated="4" table:default-cell-style-name="ce4"/>
        <table:table-column table:style-name="co1" table:number-columns-repeated="2" table:default-cell-style-name="ce15"/>
        <table:table-column table:style-name="co1" table:default-cell-style-name="ce21"/>
        <table:table-row table:style-name="ro1">
          <table:table-cell table:style-name="ce1" office:value-type="string" calcext:value-type="string" table:number-columns-spanned="7" table:number-rows-spanned="1">
            <text:p>Flight</text:p>
          </table:table-cell>
          <table:covered-table-cell table:number-columns-repeated="6" table:style-name="ce1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style-name="ce3" table:number-columns-repeated="4"/>
          <table:table-cell table:style-name="ce14" table:number-columns-repeated="2"/>
          <table:table-cell table:style-name="ce20" table:formula="of:=[.E3]*[.F3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4]*[.F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5]*[.F5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6]*[.F6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7]*[.F7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8]*[.F8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9]*[.F9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10]*[.F10]"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4"/>
          <table:table-cell table:style-name="ce14" table:number-columns-repeated="2"/>
          <table:table-cell table:style-name="ce20" table:formula="of:=[.E11]*[.F11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Overall Total:</text:p>
          </table:table-cell>
          <table:covered-table-cell table:number-columns-repeated="5" table:style-name="ce13"/>
          <table:table-cell table:style-name="ce22" table:formula="of:=SUM([.G3:.G11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 table:number-columns-spanned="7" table:number-rows-spanned="1">
            <text:p>Ground</text:p>
          </table:table-cell>
          <table:covered-table-cell table:number-columns-repeated="6" table:style-name="ce1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style-name="ce7" table:number-columns-repeated="4"/>
          <table:table-cell table:style-name="ce16" table:number-columns-repeated="2"/>
          <table:table-cell table:style-name="ce23" table:formula="of:=[.E15]*[.F15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6]*[.F16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7]*[.F17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8]*[.F18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9]*[.F19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20]*[.F20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21]*[.F21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22]*[.F22]" office:value-type="float" office:value="0" calcext:value-type="float">
            <text:p>0</text:p>
          </table:table-cell>
        </table:table-row>
        <table:table-row table:style-name="ro2">
          <table:table-cell table:style-name="ce7" table:number-columns-repeated="4"/>
          <table:table-cell table:style-name="ce16" table:number-columns-repeated="2"/>
          <table:table-cell table:style-name="ce23" table:formula="of:=[.E23]*[.F23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Overall Total:</text:p>
          </table:table-cell>
          <table:covered-table-cell table:number-columns-repeated="5" table:style-name="ce13"/>
          <table:table-cell table:style-name="ce22" table:formula="of:=SUM([.G15:.G23]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Display / Controller</text:p>
          </table:table-cell>
          <table:covered-table-cell table:number-columns-repeated="6" table:style-name="ce1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style-name="ce10" table:number-columns-repeated="4"/>
          <table:table-cell table:style-name="ce18" table:number-columns-repeated="2"/>
          <table:table-cell table:style-name="ce25" table:formula="of:=[.E27]*[.F27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28]*[.F28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29]*[.F29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0]*[.F30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1]*[.F31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2]*[.F32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3]*[.F33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4]*[.F34]"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repeated="4"/>
          <table:table-cell table:style-name="ce18" table:number-columns-repeated="2"/>
          <table:table-cell table:style-name="ce25" table:formula="of:=[.E35]*[.F35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Overall Total:</text:p>
          </table:table-cell>
          <table:covered-table-cell table:number-columns-repeated="5" table:style-name="ce13"/>
          <table:table-cell table:style-name="ce22" table:formula="of:=SUM([.G27:.G35])" office:value-type="float" office:value="0" calcext:value-type="float">
            <text:p>0</text:p>
          </table:table-cell>
        </table:table-row>
        <calcext:conditional-formats>
          <calcext:conditional-format calcext:target-range-address="'ft-quadcopter'.G3:'ft-quadcopter'.G11">
            <calcext:condition calcext:apply-style-name="Darker Background" calcext:value="formula-is(ISEVEN(ROW()))" calcext:base-cell-address="'ft-quadcopter'.G3"/>
          </calcext:conditional-format>
          <calcext:conditional-format calcext:target-range-address="'ft-quadcopter'.A3:'ft-quadcopter'.F11">
            <calcext:condition calcext:apply-style-name="Darker Background" calcext:value="formula-is(ISEVEN(ROW()))" calcext:base-cell-address="'ft-quadcopter'.A3"/>
          </calcext:conditional-format>
          <calcext:conditional-format calcext:target-range-address="'ft-quadcopter'.G15:'ft-quadcopter'.G23">
            <calcext:condition calcext:apply-style-name="Darker Background" calcext:value="formula-is(ISEVEN(ROW()))" calcext:base-cell-address="'ft-quadcopter'.G15"/>
          </calcext:conditional-format>
          <calcext:conditional-format calcext:target-range-address="'ft-quadcopter'.A15:'ft-quadcopter'.F23">
            <calcext:condition calcext:apply-style-name="Darker Background" calcext:value="formula-is(ISEVEN(ROW()))" calcext:base-cell-address="'ft-quadcopter'.A15"/>
          </calcext:conditional-format>
          <calcext:conditional-format calcext:target-range-address="'ft-quadcopter'.G27:'ft-quadcopter'.G35">
            <calcext:condition calcext:apply-style-name="Darker Background" calcext:value="formula-is(ISEVEN(ROW()))" calcext:base-cell-address="'ft-quadcopter'.G27"/>
          </calcext:conditional-format>
          <calcext:conditional-format calcext:target-range-address="'ft-quadcopter'.A27:'ft-quadcopter'.F35">
            <calcext:condition calcext:apply-style-name="Darker Background" calcext:value="formula-is(ISEVEN(ROW()))" calcext:base-cell-address="'ft-quadcopter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rker_20_Background" style:display-name="Darker Background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10:51:37.621552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28:45.759349787</meta:creation-date>
    <dc:date>2018-09-07T10:51:47.631210462</dc:date>
    <meta:editing-duration>PT19M52S</meta:editing-duration>
    <meta:editing-cycles>4</meta:editing-cycles>
    <meta:generator>LibreOffice/5.1.6.2$Linux_X86_64 LibreOffice_project/10m0$Build-2</meta:generator>
    <meta:document-statistic meta:table-count="1" meta:cell-count="57" meta:object-count="0"/>
  </office:meta>
</office:document-meta>
</file>